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1.57mm"/>
    </style:style>
    <style:style style:name="co2" style:family="table-column">
      <style:table-column-properties fo:break-before="auto" style:column-width="91.32mm"/>
    </style:style>
    <style:style style:name="co3" style:family="table-column">
      <style:table-column-properties fo:break-before="auto" style:column-width="120.46mm"/>
    </style:style>
    <style:style style:name="co4" style:family="table-column">
      <style:table-column-properties fo:break-before="auto" style:column-width="61.89mm"/>
    </style:style>
    <style:style style:name="co5" style:family="table-column">
      <style:table-column-properties fo:break-before="auto" style:column-width="125.0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7.84mm" fo:break-before="auto" style:use-optimal-row-height="true"/>
    </style:style>
    <style:style style:name="ro3" style:family="table-row">
      <style:table-row-properties style:row-height="83.87mm" fo:break-before="auto" style:use-optimal-row-height="true"/>
    </style:style>
    <style:style style:name="ro4" style:family="table-row">
      <style:table-row-properties style:row-height="8.47mm" fo:break-before="auto" style:use-optimal-row-height="true"/>
    </style:style>
    <style:style style:name="ro5" style:family="table-row">
      <style:table-row-properties style:row-height="79.9mm" fo:break-before="auto" style:use-optimal-row-height="true"/>
    </style:style>
    <style:style style:name="ro6" style:family="table-row">
      <style:table-row-properties style:row-height="40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style:vertical-align="middle"/>
      <style:text-properties fo:color="#000000" style:font-name="Liberation Sans" style:font-name-asian="JetBrains Mono" style:font-name-complex="JetBrains Mono"/>
    </style:style>
    <style:style style:name="ce10" style:family="table-cell" style:parent-style-name="Default">
      <style:table-cell-properties style:vertical-align="middle"/>
      <style:text-properties fo:color="#000000" style:font-name-asian="JetBrains Mono" style:font-name-complex="JetBrains Mono"/>
    </style:style>
    <style:style style:name="ce5" style:family="table-cell" style:parent-style-name="Default">
      <style:text-properties fo:color="#000000" style:font-name-asian="JetBrains Mono" style:font-name-complex="JetBrains Mono"/>
    </style:style>
    <style:style style:name="ce12" style:family="table-cell" style:parent-style-name="Default">
      <style:table-cell-properties style:vertical-align="middle"/>
      <style:text-properties fo:color="#000000"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10pt" style:language-asian="zh" style:country-asian="CN" style:font-style-asian="normal" style:font-weight-asian="normal" style:font-name-complex="JetBrains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vertical-align="bottom"/>
      <style:paragraph-properties fo:text-align="start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-asian="Noto Sans CJK SC" style:language-asian="zh" style:country-asian="CN" fo:language="tr" fo:country="TR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4" style:family="text">
      <style:text-properties style:language-complex="hi" style:country-complex="IN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font-name-asian="Noto Sans CJK SC" style:font-name="Liberation Sans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-asian="Noto Sans CJK SC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hi" style:country-complex="IN" style:language-asian="zh" style:country-asian="CN" fo:language="tr" fo:country="TR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6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name="Liberation Sans" style:language-asian="zh" style:country-asian="CN" fo:language="tr" fo:country="TR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4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Test Case Number</text:p>
          </table:table-cell>
          <table:table-cell table:style-name="Default" office:value-type="string" calcext:value-type="string">
            <text:p>Test Case</text:p>
          </table:table-cell>
          <table:table-cell table:style-name="Default" office:value-type="string" calcext:value-type="string">
            <text:p>Test Data</text:p>
          </table:table-cell>
          <table:table-cell table:style-name="Default" office:value-type="string" calcext:value-type="string">
            <text:p>Expected Result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Decission</text:p>
          </table:table-cell>
        </table:table-row>
        <table:table-row table:style-name="ro2">
          <table:table-cell office:value-type="string" calcext:value-type="string">
            <text:p>test1</text:p>
          </table:table-cell>
          <table:table-cell office:value-type="string" calcext:value-type="string">
            <text:p>Add method / adding AgeData that is not in the heap</text:p>
          </table:table-cell>
          <table:table-cell office:value-type="string" calcext:value-type="string">
            <text:p>new AgeData(765)</text:p>
          </table:table-cell>
          <table:table-cell office:value-type="string" calcext:value-type="string">
            <text:p>AgeData 765 will be added to heap</text:p>
          </table:table-cell>
          <table:table-cell office:value-type="string" calcext:value-type="string">
            <text:p>65 - 1</text:p>
            <text:p>23 - 1</text:p>
            <text:p>76 - 1</text:p>
            <text:p>3 - 1</text:p>
            <text:p>654 - 1</text:p>
            <text:p>70 - 1</text:p>
            <text:p>64 - 1</text:p>
            <text:p>10 - 1</text:p>
            <text:p>5 - 1</text:p>
            <text:p>50 - 1</text:p>
            <text:p/>
            <text:p>765 - 1</text:p>
            <text:p>65 - 1</text:p>
            <text:p>76 - 1</text:p>
            <text:p>3 - 1</text:p>
            <text:p>23 - 1</text:p>
            <text:p>70 - 1</text:p>
            <text:p>64 - 1</text:p>
            <text:p>10 - 1</text:p>
            <text:p>5 - 1</text:p>
            <text:p>50 - 1</text:p>
            <text:p>654 – 1</text:p>
          </table:table-cell>
          <table:table-cell table:style-name="ce1" office:value-type="string" calcext:value-type="string">
            <text:p>PASS</text:p>
          </table:table-cell>
        </table:table-row>
        <table:table-row table:style-name="ro3">
          <table:table-cell office:value-type="string" calcext:value-type="string">
            <text:p>test2</text:p>
          </table:table-cell>
          <table:table-cell table:style-name="ce4" office:value-type="string" calcext:value-type="string">
            <text:p>Add method / adding AgeData that is in the heap and </text:p>
            <text:p>numberOfPeople will be increased so we move it to </text:p>
            <text:p>top of the heap</text:p>
          </table:table-cell>
          <table:table-cell office:value-type="string" calcext:value-type="string">
            <text:p>new AgeData(10)</text:p>
          </table:table-cell>
          <table:table-cell office:value-type="string" calcext:value-type="string">
            <text:p>AgeData 10 will not be added to </text:p>
            <text:p>heap because there is AgeData 10</text:p>
            <text:p>data in heap</text:p>
          </table:table-cell>
          <table:table-cell office:value-type="string" calcext:value-type="string">
            <text:p><text:span text:style-name="T2">65 - 1</text:span></text:p>
            <text:p><text:span text:style-name="T3">23 - 1</text:span></text:p>
            <text:p><text:span text:style-name="T4">76 - 1</text:span></text:p>
            <text:p><text:span text:style-name="T5">3 - 1</text:span></text:p>
            <text:p><text:span text:style-name="T1">654 - 1</text:span></text:p>
            <text:p><text:span text:style-name="T6">70 - 1</text:span></text:p>
            <text:p><text:span text:style-name="T2">64 - 1</text:span></text:p>
            <text:p><text:span text:style-name="T3">10 - 1</text:span></text:p>
            <text:p><text:span text:style-name="T4">5 - 1</text:span></text:p>
            <text:p><text:span text:style-name="T5">50 - 1</text:span></text:p>
            <text:p><text:span text:style-name="T5"/></text:p>
            <text:p><text:span text:style-name="T1">10 - 2</text:span></text:p>
            <text:p><text:span text:style-name="T6">65 - 1</text:span></text:p>
            <text:p><text:span text:style-name="T2">76 - 1</text:span></text:p>
            <text:p><text:span text:style-name="T3">23 - 1</text:span></text:p>
            <text:p><text:span text:style-name="T4">654 - 1</text:span></text:p>
            <text:p><text:span text:style-name="T5">70 - 1</text:span></text:p>
            <text:p><text:span text:style-name="T1">64 - 1</text:span></text:p>
            <text:p><text:span text:style-name="T6">3 - 1</text:span></text:p>
            <text:p><text:span text:style-name="T2">5 - 1</text:span></text:p>
            <text:p><text:span text:style-name="T3">50 – 1</text:span></text:p>
          </table:table-cell>
          <table:table-cell table:style-name="ce1" office:value-type="string" calcext:value-type="string">
            <text:p>PASS</text:p>
          </table:table-cell>
        </table:table-row>
        <table:table-row table:style-name="ro2">
          <table:table-cell office:value-type="string" calcext:value-type="string">
            <text:p>test3</text:p>
          </table:table-cell>
          <table:table-cell office:value-type="string" calcext:value-type="string">
            <text:p>Add method / adding AgeData that is in the heap and </text:p>
            <text:p>numberOfPeople will be increased so we move it to </text:p>
            <text:p>top of the heap</text:p>
          </table:table-cell>
          <table:table-cell office:value-type="string" calcext:value-type="string">
            <text:p>new AgeData(3) two times and new AgeData(10) one times</text:p>
          </table:table-cell>
          <table:table-cell office:value-type="string" calcext:value-type="string">
            <text:p>AgeData 10 and 3will not be added </text:p>
            <text:p>to  heap because there are AgeData </text:p>
            <text:p>10 and 3 datas in heap. AgeData 3</text:p>
            <text:p>must be at top of the heap</text:p>
          </table:table-cell>
          <table:table-cell office:value-type="string" calcext:value-type="string">
            <text:p>10 - 2</text:p>
            <text:p>65 - 1</text:p>
            <text:p>76 - 1</text:p>
            <text:p>23 - 1</text:p>
            <text:p>654 - 1</text:p>
            <text:p>70 - 1</text:p>
            <text:p>64 - 1</text:p>
            <text:p>3 - 1</text:p>
            <text:p>5 - 1</text:p>
            <text:p>50 - 1</text:p>
            <text:p/>
            <text:p>3 - 3</text:p>
            <text:p>10 - 2</text:p>
            <text:p>76 - 1</text:p>
            <text:p>65 - 1</text:p>
            <text:p>654 - 1</text:p>
            <text:p>70 - 1</text:p>
            <text:p>64 - 1</text:p>
            <text:p>23 - 1</text:p>
            <text:p>5 - 1</text:p>
            <text:p>50 - 1</text:p>
            <text:p/>
          </table:table-cell>
          <table:table-cell table:style-name="ce1" office:value-type="string" calcext:value-type="string">
            <text:p>PASS</text:p>
          </table:table-cell>
        </table:table-row>
        <table:table-row table:style-name="ro4">
          <table:table-cell office:value-type="string" calcext:value-type="string">
            <text:p>test4</text:p>
          </table:table-cell>
          <table:table-cell office:value-type="string" calcext:value-type="string">
            <text:p>Find method / finding ageData that can be found</text:p>
          </table:table-cell>
          <table:table-cell office:value-type="string" calcext:value-type="string">
            <text:p>new AgeData(3)</text:p>
          </table:table-cell>
          <table:table-cell office:value-type="string" calcext:value-type="string">
            <text:p>Because AgeData 3 is  </text:p>
            <text:p>at our heap, It must return AgeData 3</text:p>
          </table:table-cell>
          <table:table-cell office:value-type="string" calcext:value-type="string">
            <text:p>3 - 1</text:p>
          </table:table-cell>
          <table:table-cell table:style-name="ce1" office:value-type="string" calcext:value-type="string">
            <text:p>PASS</text:p>
          </table:table-cell>
        </table:table-row>
        <table:table-row table:style-name="ro4">
          <table:table-cell office:value-type="string" calcext:value-type="string">
            <text:p>test5</text:p>
          </table:table-cell>
          <table:table-cell table:style-name="Default" office:value-type="string" calcext:value-type="string">
            <text:p>Find method / finding ageData that cannot be found</text:p>
          </table:table-cell>
          <table:table-cell office:value-type="string" calcext:value-type="string">
            <text:p>new AgeData(45)</text:p>
          </table:table-cell>
          <table:table-cell office:value-type="string" calcext:value-type="string">
            <text:p>Because AgeData 45 is not </text:p>
            <text:p>at our heap, It must return null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ASS</text:p>
          </table:table-cell>
        </table:table-row>
        <table:table-row table:style-name="ro5">
          <table:table-cell office:value-type="string" calcext:value-type="string">
            <text:p>test6</text:p>
          </table:table-cell>
          <table:table-cell table:style-name="ce4" office:value-type="string" calcext:value-type="string">
            <text:p>Remove method / remove that has 1 number of people</text:p>
          </table:table-cell>
          <table:table-cell office:value-type="string" calcext:value-type="string">
            <text:p>new AgeData(3)</text:p>
          </table:table-cell>
          <table:table-cell office:value-type="string" calcext:value-type="string">
            <text:p>Because AgeData 3 is at our heap, </text:p>
            <text:p>it will delete 3</text:p>
          </table:table-cell>
          <table:table-cell office:value-type="string" calcext:value-type="string">
            <text:p>65 - 1</text:p>
            <text:p>23 - 1</text:p>
            <text:p>76 - 1</text:p>
            <text:p>3 - 1</text:p>
            <text:p>654 - 1</text:p>
            <text:p>70 - 1</text:p>
            <text:p>64 - 1</text:p>
            <text:p>10 - 1</text:p>
            <text:p>5 - 1</text:p>
            <text:p>50 - 1</text:p>
            <text:p/>
            <text:p>50 - 1</text:p>
            <text:p>65 - 1</text:p>
            <text:p>76 - 1</text:p>
            <text:p>23 - 1</text:p>
            <text:p>654 - 1</text:p>
            <text:p>70 - 1</text:p>
            <text:p>64 - 1</text:p>
            <text:p>10 - 1</text:p>
            <text:p>5 – 1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office:value-type="string" calcext:value-type="string">
            <text:p>test7</text:p>
          </table:table-cell>
          <table:table-cell office:value-type="string" calcext:value-type="string">
            <text:p>Remove method / remove that has more than one </text:p>
            <text:p>number of people</text:p>
          </table:table-cell>
          <table:table-cell office:value-type="string" calcext:value-type="string">
            <text:p>new AgeData(10) will be added and removed</text:p>
          </table:table-cell>
          <table:table-cell office:value-type="string" calcext:value-type="string">
            <text:p>Number of people of AgeData 10 will</text:p>
            <text:p>be decreased</text:p>
          </table:table-cell>
          <table:table-cell office:value-type="string" calcext:value-type="string">
            <text:p>10 - 2</text:p>
            <text:p>65 - 1</text:p>
            <text:p>76 - 1</text:p>
            <text:p>23 - 1</text:p>
            <text:p>654 - 1</text:p>
            <text:p>70 - 1</text:p>
            <text:p>64 - 1</text:p>
            <text:p>3 - 1</text:p>
            <text:p>5 - 1</text:p>
            <text:p>50 - 1</text:p>
            <text:p/>
            <text:p>65 - 1</text:p>
            <text:p>10 - 1</text:p>
            <text:p>76 - 1</text:p>
            <text:p>23 - 1</text:p>
            <text:p>654 - 1</text:p>
            <text:p>70 - 1</text:p>
            <text:p>64 - 1</text:p>
            <text:p>3 - 1</text:p>
            <text:p>5 - 1</text:p>
            <text:p>50 – 1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office:value-type="string" calcext:value-type="string">
            <text:p>test8</text:p>
          </table:table-cell>
          <table:table-cell office:value-type="string" calcext:value-type="string">
            <text:p>Remove method / remove that has more than one </text:p>
            <text:p>number of people</text:p>
          </table:table-cell>
          <table:table-cell office:value-type="string" calcext:value-type="string">
            <text:p>new AgeData(3)</text:p>
          </table:table-cell>
          <table:table-cell office:value-type="string" calcext:value-type="string">
            <text:p>Although 10 is more than 3, number</text:p>
            <text:p>of people of 10 is more than 3 so 10 </text:p>
            <text:p>will be switched with AgeData 3</text:p>
          </table:table-cell>
          <table:table-cell office:value-type="string" calcext:value-type="string">
            <text:p>3 - 2</text:p>
            <text:p>10 - 2</text:p>
            <text:p>76 - 1</text:p>
            <text:p>65 - 1</text:p>
            <text:p>654 - 1</text:p>
            <text:p>70 - 1</text:p>
            <text:p>64 - 1</text:p>
            <text:p>23 - 1</text:p>
            <text:p>5 - 1</text:p>
            <text:p>50 - 1</text:p>
            <text:p/>
            <text:p>10 - 2</text:p>
            <text:p>3 - 1</text:p>
            <text:p>76 - 1</text:p>
            <text:p>65 - 1</text:p>
            <text:p>654 - 1</text:p>
            <text:p>70 - 1</text:p>
            <text:p>64 - 1</text:p>
            <text:p>23 - 1</text:p>
            <text:p>5 - 1</text:p>
            <text:p>50 – 1</text:p>
          </table:table-cell>
          <table:table-cell office:value-type="string" calcext:value-type="string">
            <text:p>PASS</text:p>
          </table:table-cell>
        </table:table-row>
        <table:table-row table:style-name="ro3">
          <table:table-cell office:value-type="string" calcext:value-type="string">
            <text:p>test9</text:p>
          </table:table-cell>
          <table:table-cell office:value-type="string" calcext:value-type="string">
            <text:p>Remove method / remove that has more than one number of people</text:p>
          </table:table-cell>
          <table:table-cell table:style-name="ce10" office:value-type="string" calcext:value-type="string">
            <text:p>new AgeData(3)</text:p>
          </table:table-cell>
          <table:table-cell office:value-type="string" calcext:value-type="string">
            <text:p>Although 10 is more than 3, number</text:p>
            <text:p>of people of 10 is more than 3 so 10 </text:p>
            <text:p>will be switched with AgeData 3</text:p>
          </table:table-cell>
          <table:table-cell table:style-name="ce13" office:value-type="string" calcext:value-type="string">
            <text:p>3 - 3</text:p>
            <text:p>10 - 3</text:p>
            <text:p>76 - 1</text:p>
            <text:p>65 - 1</text:p>
            <text:p>654 - 1</text:p>
            <text:p>70 - 1</text:p>
            <text:p>64 - 1</text:p>
            <text:p>23 - 1</text:p>
            <text:p>5 - 1</text:p>
            <text:p>50 - 1</text:p>
            <text:p/>
            <text:p>10 - 3</text:p>
            <text:p>3 - 2</text:p>
            <text:p>76 - 1</text:p>
            <text:p>65 - 1</text:p>
            <text:p>654 - 1</text:p>
            <text:p>70 - 1</text:p>
            <text:p>64 - 1</text:p>
            <text:p>23 - 1</text:p>
            <text:p>5 - 1</text:p>
            <text:p>50 – 1</text:p>
          </table:table-cell>
          <table:table-cell office:value-type="string" calcext:value-type="string">
            <text:p>PASS</text:p>
          </table:table-cell>
        </table:table-row>
        <table:table-row table:style-name="ro4">
          <table:table-cell office:value-type="string" calcext:value-type="string">
            <text:p>test10</text:p>
          </table:table-cell>
          <table:table-cell office:value-type="string" calcext:value-type="string">
            <text:p>olderThan method</text:p>
          </table:table-cell>
          <table:table-cell table:style-name="ce10" office:value-type="string" calcext:value-type="string">
            <text:p>Finding number of people older than AgeData 32 </text:p>
          </table:table-cell>
          <table:table-cell table:style-name="Default" office:value-type="string" calcext:value-type="string">
            <text:p><text:span text:style-name="T1">Because number of people above </text:span></text:p>
            <text:p><text:span text:style-name="T1">AgeData 32 is 6, it has to print 6</text:span>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SS</text:p>
          </table:table-cell>
        </table:table-row>
        <table:table-row table:style-name="ro4">
          <table:table-cell office:value-type="string" calcext:value-type="string">
            <text:p>test11</text:p>
          </table:table-cell>
          <table:table-cell office:value-type="string" calcext:value-type="string">
            <text:p>youngerThan method</text:p>
          </table:table-cell>
          <table:table-cell table:style-name="ce10" office:value-type="string" calcext:value-type="string">
            <text:p>Finding number of people younger than AgeData 32 </text:p>
          </table:table-cell>
          <table:table-cell table:style-name="Default" office:value-type="string" calcext:value-type="string">
            <text:p><text:span text:style-name="T1">Because number of people below </text:span></text:p>
            <text:p><text:span text:style-name="T1">AgeData 32 is 4, it has to print 4</text:span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SS</text:p>
          </table:table-cell>
        </table:table-row>
        <table:table-row table:style-name="ro6">
          <table:table-cell office:value-type="string" calcext:value-type="string">
            <text:p>test12</text:p>
          </table:table-cell>
          <table:table-cell office:value-type="string" calcext:value-type="string">
            <text:p>toString method</text:p>
          </table:table-cell>
          <table:table-cell table:style-name="ce10" office:value-type="string" calcext:value-type="string">
            <text:p>Printing Tree</text:p>
          </table:table-cell>
          <table:table-cell table:style-name="ce12" office:value-type="string" calcext:value-type="string">
            <text:p>Printing Tree</text:p>
          </table:table-cell>
          <table:table-cell office:value-type="string" calcext:value-type="string">
            <text:p>65 - 1</text:p>
            <text:p>23 - 1</text:p>
            <text:p>76 - 1</text:p>
            <text:p>3 - 1</text:p>
            <text:p>654 - 1</text:p>
            <text:p>70 - 1</text:p>
            <text:p>64 - 1</text:p>
            <text:p>10 - 1</text:p>
            <text:p>5 - 1</text:p>
            <text:p>50 – 1</text:p>
          </table:table-cell>
          <table:table-cell/>
        </table:table-row>
        <table:table-row table:style-name="ro1" table:number-rows-repeated="3">
          <table:table-cell/>
          <table:table-cell table:style-name="Default"/>
          <table:table-cell table:style-name="ce5"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 table:style-name="ce5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hadow="non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2">00.00.0000</text:date>, <text:time style:data-style-name="N2" text:time-value="01:01:45.9108241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1T13:34:29.170062244</meta:creation-date>
    <dc:date>2020-05-02T01:46:35.647391309</dc:date>
    <meta:editing-duration>PT17M27S</meta:editing-duration>
    <meta:editing-cycles>4</meta:editing-cycles>
    <meta:generator>LibreOffice/6.0.7.3$Linux_X86_64 LibreOffice_project/00m0$Build-3</meta:generator>
    <meta:document-statistic meta:table-count="1" meta:cell-count="77" meta:object-count="0"/>
  </office:meta>
</office:document-meta>
</file>